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eb33"/>
    </style:style>
    <style:style style:name="P2" style:family="paragraph" style:parent-style-name="Standard">
      <style:text-properties fo:font-size="18pt" officeooo:rsid="001aeb33" style:font-size-asian="18pt" style:font-size-complex="18pt"/>
    </style:style>
    <style:style style:name="P3" style:family="paragraph" style:parent-style-name="Standard">
      <style:text-properties style:font-name="Helvetica Neue" fo:font-size="12.3000001907349pt"/>
    </style:style>
    <style:style style:name="P4" style:family="paragraph" style:parent-style-name="Standard">
      <style:text-properties style:font-name="Helvetica Neue" fo:font-size="12.3000001907349pt" officeooo:rsid="001b54d1" officeooo:paragraph-rsid="001b54d1"/>
    </style:style>
    <style:style style:name="P5" style:family="paragraph" style:parent-style-name="Standard">
      <style:text-properties officeooo:rsid="001d34e0" officeooo:paragraph-rsid="001d34e0"/>
    </style:style>
    <style:style style:name="P6" style:family="paragraph" style:parent-style-name="Standard">
      <style:text-properties style:font-name="Helvetica Neue1" officeooo:rsid="002009ce" officeooo:paragraph-rsid="001ae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demy Hibernate Course</text:p>
      <text:p text:style-name="P1"/>
      <text:p text:style-name="P1"/>
      <text:p text:style-name="P6">Note that some chapters have their own .sql file.</text:p>
      <text:p text:style-name="P6"/>
      <text:p text:style-name="P6"/>
      <text:p text:style-name="P4">Hibernate configuration:</text:p>
      <text:p text:style-name="P4">hibernate.properties or hibernate.cfg,xml</text:p>
      <text:p text:style-name="P4"/>
      <text:p text:style-name="P4">annotations to map data</text:p>
      <text:p text:style-name="P4"/>
      <text:p text:style-name="P4">Create session and invoke Persistence Methods</text:p>
      <text:p text:style-name="P4">session.save (entity)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Helvetica Neue1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2:24:50.529323000</meta:creation-date>
    <dc:date>2016-03-17T17:39:32.922875000</dc:date>
    <meta:editing-duration>PT50M56S</meta:editing-duration>
    <meta:editing-cycles>6</meta:editing-cycles>
    <meta:generator>LibreOffice/5.1.1.3$MacOSX_X86_64 LibreOffice_project/f579d750e65277a91cbf19f00b90ad1b257718f9</meta:generator>
    <meta:document-statistic meta:table-count="0" meta:image-count="0" meta:object-count="0" meta:page-count="1" meta:paragraph-count="7" meta:word-count="29" meta:character-count="225" meta:non-whitespace-character-count="203"/>
  </office:meta>
</office:document-meta>
</file>